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Condensed" svg:font-family="'Roboto Condensed'"/>
    <style:font-face style:name="DejaVu Sans1" svg:font-family="'DejaVu Sans'" style:font-pitch="variable"/>
    <style:font-face style:name="Roboto Condensed1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339cm" fo:min-width="5.343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8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29cm" fo:min-width="3.82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09cm" fo:min-width="2.80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63cm" fo:min-width="2.807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076cm"/>
    </style:style>
    <style:style style:name="gr7" style:family="graphic" style:parent-style-name="standard">
      <style:graphic-properties draw:stroke="none" draw:fill="none" fo:min-height="0.9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2.921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876cm" fo:min-width="3.828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1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Roboto Condensed1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</style:style>
    <style:style style:name="T1" style:family="text">
      <style:text-properties style:font-name="Roboto Condensed1" fo:font-weight="bold" style:font-weight-asian="bold" style:font-weight-complex="bold"/>
    </style:style>
    <style:style style:name="T2" style:family="text">
      <style:text-properties style:font-name="Roboto Condensed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4000" style:font-name="Roboto Condensed1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2a6099" style:font-name="Roboto Condensed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a933" style:font-name="Roboto Condensed1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ff4000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6.223cm" svg:x="0.226cm" svg:y="0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6.284cm" svg:y="5.515cm">
          <draw:text-box>
            <text:p><text:span text:style-name="T1">w</text:span></text:p>
          </draw:text-box>
        </draw:frame>
        <draw:custom-shape draw:style-name="gr3" draw:text-style-name="P1" draw:layer="layout" svg:width="4.826cm" svg:height="5.377cm" svg:x="0.885cm" svg:y="0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5.484cm" svg:y="4.915cm">
          <draw:text-box>
            <text:p><text:span text:style-name="T1">x</text:span></text:p>
          </draw:text-box>
        </draw:frame>
        <draw:custom-shape draw:style-name="gr4" draw:text-style-name="P1" draw:layer="layout" svg:width="3.425cm" svg:height="0.981cm" svg:x="1.289cm" svg:y="1.2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645cm" svg:y="1.121cm">
          <draw:text-box>
            <text:p><text:span text:style-name="T1">y</text:span></text:p>
          </draw:text-box>
        </draw:frame>
        <draw:custom-shape draw:style-name="gr5" draw:text-style-name="P1" draw:layer="layout" svg:width="3.425cm" svg:height="0.931cm" svg:x="1.382cm" svg:y="4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618cm" svg:y="3.971cm">
          <draw:text-box>
            <text:p><text:span text:style-name="T1">z</text:span></text:p>
          </draw:text-box>
        </draw:frame>
        <draw:frame draw:style-name="gr6" draw:text-style-name="P3" draw:layer="layout" svg:width="3.576cm" svg:height="1.183cm" svg:x="6.997cm" svg:y="0.254cm">
          <draw:text-box>
            <text:p><text:span text:style-name="T2">V={</text:span><text:span text:style-name="T3">a</text:span><text:span text:style-name="T2">,</text:span><text:span text:style-name="T4">b</text:span><text:span text:style-name="T2">,</text:span><text:span text:style-name="T5">c</text:span><text:span text:style-name="T2">}</text:span></text:p>
          </draw:text-box>
        </draw:frame>
        <draw:frame draw:style-name="gr7" draw:text-style-name="P4" draw:layer="layout" svg:width="2.413cm" svg:height="1.183cm" svg:x="1.243cm" svg:y="1.113cm">
          <draw:text-box>
            <text:p><text:span text:style-name="T6">a</text:span><text:span text:style-name="T7">aaaa</text:span></text:p>
          </draw:text-box>
        </draw:frame>
        <draw:frame draw:style-name="gr8" draw:text-style-name="P3" draw:layer="layout" svg:width="4.022cm" svg:height="1.334cm" svg:x="6.612cm" svg:y="2.657cm">
          <draw:text-box>
            <text:p><text:span text:style-name="T8">[</text:span><text:span text:style-name="T6">a</text:span><text:span text:style-name="T9">]</text:span><text:span text:style-name="T10">y </text:span><text:span text:style-name="T8">→ </text:span><text:span text:style-name="T11">[</text:span><text:span text:style-name="T12">b</text:span><text:span text:style-name="T11">]</text:span><text:span text:style-name="T13">y</text:span><text:span text:style-name="T11">[</text:span><text:span text:style-name="T14">c</text:span><text:span text:style-name="T11">]</text:span><text:span text:style-name="T13">y</text:span></text:p>
          </draw:text-box>
        </draw:frame>
        <draw:custom-shape draw:style-name="gr1" draw:text-style-name="P1" draw:layer="layout" svg:width="6.477cm" svg:height="6.223cm" svg:x="10.544cm" svg:y="0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6.602cm" svg:y="5.514cm">
          <draw:text-box>
            <text:p><text:span text:style-name="T1">w</text:span></text:p>
          </draw:text-box>
        </draw:frame>
        <draw:custom-shape draw:style-name="gr3" draw:text-style-name="P1" draw:layer="layout" svg:width="4.826cm" svg:height="5.377cm" svg:x="11.203cm" svg:y="0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5.802cm" svg:y="4.914cm">
          <draw:text-box>
            <text:p><text:span text:style-name="T1">x</text:span></text:p>
          </draw:text-box>
        </draw:frame>
        <draw:custom-shape draw:style-name="gr4" draw:text-style-name="P1" draw:layer="layout" svg:width="3.425cm" svg:height="0.981cm" svg:x="11.607cm" svg:y="0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4.963cm" svg:y="0.52cm">
          <draw:text-box>
            <text:p><text:span text:style-name="T1">y</text:span></text:p>
          </draw:text-box>
        </draw:frame>
        <draw:custom-shape draw:style-name="gr5" draw:text-style-name="P1" draw:layer="layout" svg:width="3.425cm" svg:height="0.931cm" svg:x="11.7cm" svg:y="4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4.936cm" svg:y="4.57cm">
          <draw:text-box>
            <text:p><text:span text:style-name="T1">z</text:span></text:p>
          </draw:text-box>
        </draw:frame>
        <draw:frame draw:style-name="gr7" draw:text-style-name="P4" draw:layer="layout" svg:width="2.413cm" svg:height="1.183cm" svg:x="11.561cm" svg:y="0.512cm">
          <draw:text-box>
            <text:p><text:span text:style-name="T7">aaaa</text:span><text:span text:style-name="T12">b</text:span></text:p>
          </draw:text-box>
        </draw:frame>
        <draw:custom-shape draw:style-name="gr4" draw:text-style-name="P1" draw:layer="layout" svg:width="3.425cm" svg:height="0.981cm" svg:x="11.607cm" svg:y="1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4.963cm" svg:y="1.721cm">
          <draw:text-box>
            <text:p><text:span text:style-name="T1">y</text:span></text:p>
          </draw:text-box>
        </draw:frame>
        <draw:frame draw:style-name="gr7" draw:text-style-name="P4" draw:layer="layout" svg:width="2.413cm" svg:height="1.183cm" svg:x="11.561cm" svg:y="1.713cm">
          <draw:text-box>
            <text:p><text:span text:style-name="T7">aaaa</text:span><text:span text:style-name="T14">c</text:span></text:p>
          </draw:text-box>
        </draw:frame>
        <draw:frame draw:style-name="gr8" draw:text-style-name="P3" draw:layer="layout" svg:width="4.022cm" svg:height="1.334cm" svg:x="16.991cm" svg:y="2.703cm">
          <draw:text-box>
            <text:p><text:span text:style-name="T8">[</text:span><text:span text:style-name="T6">a</text:span><text:span text:style-name="T9">]</text:span><text:span text:style-name="T10">y </text:span><text:span text:style-name="T8">→ </text:span><text:span text:style-name="T11">[</text:span><text:span text:style-name="T12">b</text:span><text:span text:style-name="T11">]</text:span><text:span text:style-name="T13">y</text:span><text:span text:style-name="T11">[</text:span><text:span text:style-name="T14">c</text:span><text:span text:style-name="T11">]</text:span><text:span text:style-name="T13">y</text:span></text:p>
          </draw:text-box>
        </draw:frame>
        <draw:custom-shape draw:style-name="gr1" draw:text-style-name="P1" draw:layer="layout" svg:width="6.477cm" svg:height="6.223cm" svg:x="20.937cm" svg:y="0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6.995cm" svg:y="5.606cm">
          <draw:text-box>
            <text:p><text:span text:style-name="T1">w</text:span></text:p>
          </draw:text-box>
        </draw:frame>
        <draw:custom-shape draw:style-name="gr9" draw:text-style-name="P1" draw:layer="layout" svg:width="4.826cm" svg:height="5.624cm" svg:x="21.596cm" svg:y="0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6.195cm" svg:y="5.306cm">
          <draw:text-box>
            <text:p><text:span text:style-name="T1">x</text:span></text:p>
          </draw:text-box>
        </draw:frame>
        <draw:custom-shape draw:style-name="gr4" draw:text-style-name="P1" draw:layer="layout" svg:width="3.425cm" svg:height="0.981cm" svg:x="22cm" svg:y="0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5.356cm" svg:y="0.612cm">
          <draw:text-box>
            <text:p><text:span text:style-name="T1">y</text:span></text:p>
          </draw:text-box>
        </draw:frame>
        <draw:custom-shape draw:style-name="gr5" draw:text-style-name="P1" draw:layer="layout" svg:width="3.425cm" svg:height="0.931cm" svg:x="21.993cm" svg:y="5.1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5.229cm" svg:y="4.962cm">
          <draw:text-box>
            <text:p><text:span text:style-name="T1">z</text:span></text:p>
          </draw:text-box>
        </draw:frame>
        <draw:frame draw:style-name="gr7" draw:text-style-name="P4" draw:layer="layout" svg:width="2.413cm" svg:height="1.183cm" svg:x="21.954cm" svg:y="0.604cm">
          <draw:text-box>
            <text:p><text:span text:style-name="T7">aaa</text:span><text:span text:style-name="T12">bb</text:span></text:p>
          </draw:text-box>
        </draw:frame>
        <draw:custom-shape draw:style-name="gr4" draw:text-style-name="P1" draw:layer="layout" svg:width="3.425cm" svg:height="0.981cm" svg:x="22cm" svg:y="2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5.356cm" svg:y="2.813cm">
          <draw:text-box>
            <text:p><text:span text:style-name="T1">y</text:span></text:p>
          </draw:text-box>
        </draw:frame>
        <draw:custom-shape draw:style-name="gr4" draw:text-style-name="P1" draw:layer="layout" svg:width="3.425cm" svg:height="0.981cm" svg:x="22.008cm" svg:y="4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413cm" svg:height="1.183cm" svg:x="21.962cm" svg:y="3.906cm">
          <draw:text-box>
            <text:p><text:span text:style-name="T7">aaa</text:span><text:span text:style-name="T14">cc</text:span></text:p>
          </draw:text-box>
        </draw:frame>
        <draw:frame draw:style-name="gr2" draw:text-style-name="P2" draw:layer="layout" svg:width="0.762cm" svg:height="1.09cm" svg:x="25.356cm" svg:y="3.913cm">
          <draw:text-box>
            <text:p><text:span text:style-name="T1">y</text:span></text:p>
          </draw:text-box>
        </draw:frame>
        <draw:custom-shape draw:style-name="gr4" draw:text-style-name="P1" draw:layer="layout" svg:width="3.425cm" svg:height="0.981cm" svg:x="22cm" svg:y="1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5.356cm" svg:y="1.713cm">
          <draw:text-box>
            <text:p><text:span text:style-name="T1">y</text:span></text:p>
          </draw:text-box>
        </draw:frame>
        <draw:frame draw:style-name="gr7" draw:text-style-name="P4" draw:layer="layout" svg:width="2.413cm" svg:height="1.183cm" svg:x="21.954cm" svg:y="1.705cm">
          <draw:text-box>
            <text:p><text:span text:style-name="T7">aaa</text:span><text:span text:style-name="T12">b</text:span><text:span text:style-name="T14">c</text:span></text:p>
          </draw:text-box>
        </draw:frame>
        <draw:frame draw:style-name="gr7" draw:text-style-name="P4" draw:layer="layout" svg:width="2.413cm" svg:height="1.183cm" svg:x="21.955cm" svg:y="2.806cm">
          <draw:text-box>
            <text:p><text:span text:style-name="T7">aaa</text:span><text:span text:style-name="T12">b</text:span><text:span text:style-name="T14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Condensed" svg:font-family="'Roboto Condensed'"/>
    <style:font-face style:name="DejaVu Sans1" svg:font-family="'DejaVu Sans'" style:font-pitch="variable"/>
    <style:font-face style:name="Roboto Condensed1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8T00:52:39.448621234</dc:date>
    <meta:editing-duration>PT9H21M38S</meta:editing-duration>
    <meta:editing-cycles>39</meta:editing-cycles>
    <meta:generator>LibreOffice/6.3.3.2.0$Linux_X86_64 LibreOffice_project/30$Build-2</meta:generator>
    <meta:document-statistic meta:object-count="42"/>
  </office:meta>
</office:document-meta>
</file>